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072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hut off supervisor: see TestStorm1 keep on working. Does the scheduler do this? Check log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 </meta:initial-creator>
    <meta:creation-date>2013-05-11T17:13:58</meta:creation-date>
    <dc:date>2013-05-11T17:14:36</dc:date>
    <dc:creator>dc </dc:creator>
    <meta:editing-duration>P0D</meta:editing-duration>
    <meta:editing-cycles>1</meta:editing-cycles>
    <meta:document-statistic meta:table-count="0" meta:image-count="0" meta:object-count="0" meta:page-count="1" meta:paragraph-count="1" meta:word-count="15" meta:character-count="93" meta:non-whitespace-character-count="78"/>
    <meta:generator>LibreOffice/4.0.3.3$Linux_X86_64 LibreOffice_project/0eaa50a932c8f2199a615e1eb30f7ac74279539</meta:generator>
  </office:meta>
</office:document-meta>
</file>